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7.78pt" svg:height="244.54pt" svg:x="346.05pt" svg:y="13.55pt">
            <draw:object draw:notify-on-update-of-ranges="Sheet1.A4:Sheet1.A8 Sheet1.C3:Sheet1.C3 Sheet1.C4:Sheet1.C8 Sheet1.A4:Sheet1.A8 Sheet1.D3:Sheet1.D3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52pt" svg:height="208.4pt" svg:x="334.97pt" svg:y="284.74pt">
            <draw:object draw:notify-on-update-of-ranges="Sheet1.A24:Sheet1.A24 Sheet1.A25:Sheet1.A29 Sheet1.C24:Sheet1.C24 Sheet1.C25:Sheet1.C29 Sheet1.A24:Sheet1.A24 Sheet1.A25:Sheet1.A29 Sheet1.D24:Sheet1.D24 Sheet1.D25:Sheet1.D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.3pt" svg:y="657.78pt">
            <draw:object draw:notify-on-update-of-ranges="Sheet1.B43:Sheet1.B43 Sheet1.B44:Sheet1.B48 Sheet1.D43:Sheet1.D43 Sheet1.D44:Sheet1.D48 Sheet1.B43:Sheet1.B43 Sheet1.B44:Sheet1.B48 Sheet1.E43:Sheet1.E43 Sheet1.E44:Sheet1.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 GHOS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HEORETIC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88" calcext:value-type="float">
            <text:p>10.888</text:p>
          </table:table-cell>
          <table:table-cell table:formula="of:=[.B4]/[.B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53" calcext:value-type="float">
            <text:p>9.953</text:p>
          </table:table-cell>
          <table:table-cell table:formula="of:=[.B4]/[.B5]" office:value-type="float" office:value="1.09394152516829" calcext:value-type="float">
            <text:p>1.093941525168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25" calcext:value-type="float">
            <text:p>5.425</text:p>
          </table:table-cell>
          <table:table-cell table:formula="of:=[.B4]/[.B6]" office:value-type="float" office:value="2.00700460829493" calcext:value-type="float">
            <text:p>2.007004608294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07" calcext:value-type="float">
            <text:p>3.207</text:p>
          </table:table-cell>
          <table:table-cell table:formula="of:=[.B4]/[.B7]" office:value-type="float" office:value="3.39507327720611" calcext:value-type="float">
            <text:p>3.395073277206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8" calcext:value-type="float">
            <text:p>2.78</text:p>
          </table:table-cell>
          <table:table-cell table:formula="of:=[.B4]/[.B8]" office:value-type="float" office:value="3.91654676258993" calcext:value-type="float">
            <text:p>3.916546762589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0 GHOS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HEORETIC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7" calcext:value-type="float">
            <text:p>11.237</text:p>
          </table:table-cell>
          <table:table-cell table:formula="of:=[.B25]/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98" calcext:value-type="float">
            <text:p>10.198</text:p>
          </table:table-cell>
          <table:table-cell table:formula="of:=[.B25]/[.B26]" office:value-type="float" office:value="1.10188272210237" calcext:value-type="float">
            <text:p>1.101882722102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962" calcext:value-type="float">
            <text:p>5.962</text:p>
          </table:table-cell>
          <table:table-cell table:formula="of:=[.B25]/[.B27]" office:value-type="float" office:value="1.88477021133848" calcext:value-type="float">
            <text:p>1.884770211338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41" calcext:value-type="float">
            <text:p>3.941</text:p>
          </table:table-cell>
          <table:table-cell table:formula="of:=[.B25]/[.B28]" office:value-type="float" office:value="2.85130677493022" calcext:value-type="float">
            <text:p>2.851306774930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26" calcext:value-type="float">
            <text:p>3.526</text:p>
          </table:table-cell>
          <table:table-cell table:formula="of:=[.B25]/[.B29]" office:value-type="float" office:value="3.18689733408962" calcext:value-type="float">
            <text:p>3.186897334089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SCALE TES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formula="of:=[.C44]/[.C4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.053" calcext:value-type="float">
            <text:p>1.053</text:p>
          </table:table-cell>
          <table:table-cell table:formula="of:=[.C44]/[.C45]" office:value-type="float" office:value="0.738841405508072" calcext:value-type="float">
            <text:p>0.738841405508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.664" calcext:value-type="float">
            <text:p>1.664</text:p>
          </table:table-cell>
          <table:table-cell table:formula="of:=[.C44]/[.C46]" office:value-type="float" office:value="0.467548076923077" calcext:value-type="float">
            <text:p>0.46754807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.113" calcext:value-type="float">
            <text:p>3.113</text:p>
          </table:table-cell>
          <table:table-cell table:formula="of:=[.C44]/[.C47]" office:value-type="float" office:value="0.249919691615805" calcext:value-type="float">
            <text:p>0.249919691615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695" calcext:value-type="float">
            <text:p>3.695</text:p>
          </table:table-cell>
          <table:table-cell table:formula="of:=[.C44]/[.C48]" office:value-type="float" office:value="0.210554803788904" calcext:value-type="float">
            <text:p>0.21055480378890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2" calcext:value-type="float">
            <text:p>0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20:00:58.00060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49:03.971450543</meta:creation-date>
    <meta:generator>LibreOffice/6.1.5.2$Linux_X86_64 LibreOffice_project/10$Build-2</meta:generator>
    <dc:date>2019-04-16T22:57:30.141399084</dc:date>
    <meta:editing-duration>PT3H41M40S</meta:editing-duration>
    <meta:editing-cycles>17</meta:editing-cycles>
    <meta:document-statistic meta:table-count="2" meta:cell-count="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81cm" svg:height="8.628cm" xlink:href=".." xlink:type="simple" chart:class="chart:scatter" chart:style-name="ch1">
        <chart:title svg:x="3.833cm" svg:y="0.308cm" chart:style-name="ch2">
          <text:p>IMAX = 10,000, NGHOST = 2</text:p>
        </chart:title>
        <chart:legend chart:legend-position="end" svg:x="9.929cm" svg:y="3.766cm" style:legend-expansion="high" chart:style-name="ch3"/>
        <chart:plot-area chart:style-name="ch4" table:cell-range-address="Sheet1.A4:Sheet1.A8 Sheet1.C3:Sheet1.D8" chart:data-source-has-labels="row" svg:x="1.284cm" svg:y="1.259cm" svg:width="8.372cm" svg:height="6.216cm">
          <chartooo:coordinate-region svg:x="1.72cm" svg:y="1.458cm" svg:width="7.564cm" svg:height="5.37cm"/>
          <chart:axis chart:dimension="x" chart:name="primary-x" chart:style-name="ch5">
            <chart:title svg:x="4.725cm" svg:y="7.647cm" chart:style-name="ch6">
              <text:p>NPROCS</text:p>
            </chart:title>
          </chart:axis>
          <chart:axis chart:dimension="y" chart:name="primary-y" chart:style-name="ch5">
            <chart:title svg:x="0.451cm" svg:y="5.192cm" chart:style-name="ch7">
              <text:p>SPEEDUP</text:p>
            </chart:title>
          </chart:axis>
          <chart:series chart:style-name="ch8" chart:values-cell-range-address="Sheet1.C4:Sheet1.C8" chart:label-cell-address="Sheet1.C3:Sheet1.C3" chart:class="chart:scatter">
            <chart:domain table:cell-range-address="Sheet1.A4:Sheet1.A8"/>
            <chart:data-point chart:repeated="5"/>
          </chart:series>
          <chart:series chart:style-name="ch9" chart:values-cell-range-address="Sheet1.D4:Sheet1.D8" chart:label-cell-address="Sheet1.D3:Sheet1.D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Sheet1.C3:Sheet1.C3</svg:desc>
                </draw:g>
              </table:table-cell>
              <table:table-cell office:value-type="string">
                <text:p>THEORETICAL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8</svg:desc>
                </draw:g>
              </table:table-cell>
              <table:table-cell office:value-type="float" office:value="1">
                <text:p>1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9394152516829">
                <text:p>1.09394152516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0700460829493">
                <text:p>2.00700460829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39507327720611">
                <text:p>3.395073277206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91654676258993">
                <text:p>3.9165467625899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72cm" svg:height="7.353cm" xlink:href=".." xlink:type="simple" chart:class="chart:scatter" chart:style-name="ch1">
        <chart:title svg:x="3.344cm" svg:y="0.283cm" chart:style-name="ch2">
          <text:p>IMAX = 10,000 , NGHOST = 10</text:p>
        </chart:title>
        <chart:legend chart:legend-position="end" svg:x="9.32cm" svg:y="3.128cm" style:legend-expansion="high" chart:style-name="ch3"/>
        <chart:plot-area chart:style-name="ch4" table:cell-range-address="Sheet1.A24:Sheet1.A29 Sheet1.C24:Sheet1.D29" chart:data-source-has-labels="row" svg:x="1.272cm" svg:y="1.209cm" svg:width="7.787cm" svg:height="5.016cm">
          <chartooo:coordinate-region svg:x="1.708cm" svg:y="1.408cm" svg:width="6.979cm" svg:height="4.17cm"/>
          <chart:axis chart:dimension="x" chart:name="primary-x" chart:style-name="ch5">
            <chart:title svg:x="4.42cm" svg:y="6.372cm" chart:style-name="ch6">
              <text:p>NPROCS</text:p>
            </chart:title>
          </chart:axis>
          <chart:axis chart:dimension="y" chart:name="primary-y" chart:style-name="ch5">
            <chart:title svg:x="0.451cm" svg:y="4.542cm" chart:style-name="ch7">
              <text:p>SPEEDUP</text:p>
            </chart:title>
          </chart:axis>
          <chart:series chart:style-name="ch8" chart:values-cell-range-address="Sheet1.C25:Sheet1.C29" chart:label-cell-address="Sheet1.C24:Sheet1.C24" chart:class="chart:scatter">
            <chart:domain table:cell-range-address="Sheet1.A25:Sheet1.A29"/>
            <chart:data-point chart:repeated="5"/>
          </chart:series>
          <chart:series chart:style-name="ch9" chart:values-cell-range-address="Sheet1.D25:Sheet1.D29" chart:label-cell-address="Sheet1.D24:Sheet1.D24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Sheet1.C24:Sheet1.C24</svg:desc>
                </draw:g>
              </table:table-cell>
              <table:table-cell office:value-type="string">
                <text:p>THEORETICAL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29</svg:desc>
                </draw:g>
              </table:table-cell>
              <table:table-cell office:value-type="float" office:value="1">
                <text:p>1</text:p>
                <draw:g>
                  <svg:desc>Sheet1.C25:Sheet1.C29</svg:desc>
                </draw:g>
              </table:table-cell>
              <table:table-cell office:value-type="float" office:value="1">
                <text:p>1</text:p>
                <draw:g>
                  <svg:desc>Sheet1.D25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0188272210237">
                <text:p>1.10188272210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8477021133848">
                <text:p>1.88477021133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85130677493022">
                <text:p>2.851306774930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18689733408962">
                <text:p>3.1868973340896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EFFICIENCY </text:p>
        </chart:title>
        <chart:legend chart:legend-position="end" svg:x="12.248cm" svg:y="3.952cm" style:legend-expansion="high" chart:style-name="ch3"/>
        <chart:plot-area chart:style-name="ch4" table:cell-range-address="Sheet1.B43:Sheet1.B48 Sheet1.D43:Sheet1.E48" chart:data-source-has-labels="row" svg:x="1.331cm" svg:y="1.275cm" svg:width="10.597cm" svg:height="6.564cm">
          <chartooo:coordinate-region svg:x="2.058cm" svg:y="1.475cm" svg:width="9.683cm" svg:height="5.717cm"/>
          <chart:axis chart:dimension="x" chart:name="primary-x" chart:style-name="ch5">
            <chart:title svg:x="5.884cm" svg:y="8.019cm" chart:style-name="ch6">
              <text:p>NPROC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Sheet1.D44:Sheet1.D48" chart:label-cell-address="Sheet1.D43:Sheet1.D43" chart:class="chart:scatter">
            <chart:domain table:cell-range-address="Sheet1.B44:Sheet1.B48"/>
            <chart:data-point chart:repeated="5"/>
          </chart:series>
          <chart:series chart:style-name="ch9" chart:values-cell-range-address="Sheet1.E44:Sheet1.E48" chart:label-cell-address="Sheet1.E43:Sheet1.E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</text:p>
                <draw:g>
                  <svg:desc>Sheet1.D43:Sheet1.D43</svg:desc>
                </draw:g>
              </table:table-cell>
              <table:table-cell office:value-type="string">
                <text:p>THEORETICAL</text:p>
                <draw:g>
                  <svg:desc>Sheet1.E43:Sheet1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4:Sheet1.B48</svg:desc>
                </draw:g>
              </table:table-cell>
              <table:table-cell office:value-type="float" office:value="1">
                <text:p>1</text:p>
                <draw:g>
                  <svg:desc>Sheet1.D44:Sheet1.D48</svg:desc>
                </draw:g>
              </table:table-cell>
              <table:table-cell office:value-type="float" office:value="1">
                <text:p>1</text:p>
                <draw:g>
                  <svg:desc>Sheet1.E44:Sheet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8841405508072">
                <text:p>0.738841405508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67548076923077">
                <text:p>0.467548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49919691615805">
                <text:p>0.249919691615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10554803788904">
                <text:p>0.2105548037889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